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746" calcext:value-type="percentage">
            <text:p>37,46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667" calcext:value-type="float">
            <text:p>6,67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7698" calcext:value-type="percentage">
            <text:p>76,9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97" calcext:value-type="float">
            <text:p>9,7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6127" calcext:value-type="percentage">
            <text:p>61,27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398" calcext:value-type="float">
            <text:p>0,398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117" calcext:value-type="float">
            <text:p>1,17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873" calcext:value-type="percentage">
            <text:p>58,7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473" calcext:value-type="float">
            <text:p>0,473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25" calcext:value-type="float">
            <text:p>2,5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216" calcext:value-type="float">
            <text:p>0,216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42" calcext:value-type="float">
            <text:p>4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23" calcext:value-type="float">
            <text:p>2,3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53" calcext:value-type="float">
            <text:p>5,3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17" calcext:value-type="float">
            <text:p>1,7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31" calcext:value-type="float">
            <text:p>0,3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35" calcext:value-type="float">
            <text:p>3,5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8" calcext:value-type="float">
            <text:p>8,00E-02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63" calcext:value-type="percentage">
            <text:p>8,63%</text:p>
          </table:table-cell>
          <table:table-cell table:style-name="ce23"/>
          <table:table-cell table:style-name="ce25" table:formula="of:=AVERAGE([.D2:.D11])" office:value-type="percentage" office:value="0.5861" calcext:value-type="percentage">
            <text:p>58,61%</text:p>
          </table:table-cell>
          <table:table-cell table:style-name="ce23"/>
          <table:table-cell table:style-name="ce28" table:formula="of:=AVERAGE([.F2:.F11])" office:value-type="float" office:value="0.2377" calcext:value-type="float">
            <text:p>0,2377</text:p>
          </table:table-cell>
          <table:table-cell table:style-name="ce23"/>
          <table:table-cell table:style-name="ce32" table:formula="of:=AVERAGE([.H2:.H11])" office:value-type="float" office:value="0.101947" calcext:value-type="float">
            <text:p>1,02E-01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2441" calcext:value-type="percentage">
            <text:p>24,4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1.15" calcext:value-type="float">
            <text:p>1,15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686" calcext:value-type="percentage">
            <text:p>26,86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31" calcext:value-type="float">
            <text:p>1,31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22" calcext:value-type="float">
            <text:p>0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2967" calcext:value-type="percentage">
            <text:p>29,67%</text:p>
          </table:table-cell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 office:value-type="percentage" office:value="0.4235" calcext:value-type="percentage">
            <text:p>42,35%</text:p>
          </table:table-cell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percentage" office:value="0.308225" calcext:value-type="percentage">
            <text:p>30,82%</text:p>
          </table:table-cell>
          <table:table-cell table:style-name="ce23"/>
          <table:table-cell table:style-name="ce28" table:formula="of:=AVERAGE([.F16:.F25])" office:value-type="float" office:value="1.23" calcext:value-type="float">
            <text:p>1,23</text:p>
          </table:table-cell>
          <table:table-cell table:style-name="ce23"/>
          <table:table-cell table:style-name="ce28" table:formula="of:=AVERAGE([.H16:.H25])" office:value-type="float" office:value="0.155" calcext:value-type="float">
            <text:p>0,155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float" office:value="0.638333333333333" calcext:value-type="float">
            <text:p>0,638333333333333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9:44:57.66743081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5T20:16:57.200465699</dc:date>
    <meta:editing-duration>P24DT18H37M</meta:editing-duration>
    <meta:editing-cycles>4881</meta:editing-cycles>
    <meta:generator>LibreOffice/7.0.4.2$Linux_X86_64 LibreOffice_project/00$Build-2</meta:generator>
    <meta:document-statistic meta:table-count="5" meta:cell-count="3270" meta:object-count="0"/>
  </office:meta>
</office:document-meta>
</file>